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QTLKPtWrbNpRrjjPhzn8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zpnpKpJDp86fzN6GpMr</text:p>
          </table:table-cell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6kCKjCtCJn8KtTz6JBkm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tNzgfRHpT9Gt8nGdpnGQ</text:p>
          </table:table-cell>
          <table:table-cell office:value-type="string" calcext:value-type="string">
            <text:p>Cd6PTGH6CqTHmt7LQmBMp</text:p>
          </table:table-cell>
          <table:table-cell office:value-type="string" calcext:value-type="string">
            <text:p>Kraken's Aethervei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dhgfnwTbNgBQRGGgJgdN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hMgmbTr8Wqf789cgwPL</text:p>
          </table:table-cell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04T00:20:58.181514098</dc:date>
    <meta:editing-duration>PT1H17M30S</meta:editing-duration>
    <meta:editing-cycles>59</meta:editing-cycles>
    <meta:generator>LibreOffice/7.4.6.2$MacOSX_AARCH64 LibreOffice_project/5b1f5509c2decdade7fda905e3e1429a67acd63d</meta:generator>
    <meta:document-statistic meta:table-count="1" meta:cell-count="50" meta:object-count="0"/>
  </office:meta>
</office:document-meta>
</file>